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5.66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number-columns-repeated="1017" table:default-cell-style-name="ce11"/>
        <table:table-row table:style-name="ro1">
          <table:table-cell table:style-name="ce1" office:value-type="string">
            <text:p>Langage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obe Flex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lg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ce12" office:value-type="string" table:number-columns-spanned="8" table:number-rows-spanned="2">
            <text:p>Expression booleene</text:p>
          </table:table-cell>
          <table:covered-table-cell table:number-columns-repeated="7"/>
          <table:table-cell table:number-columns-repeated="1010"/>
        </table:table-row>
        <table:table-row table:style-name="ro3">
          <table:table-cell table:style-name="ce2" office:value-type="string">
            <text:p>APL</text:p>
          </table:table-cell>
          <table:table-cell table:number-columns-repeated="4" table:style-name="ce8" office:value-type="float" office:value="0">
            <text:p>0</text:p>
          </table:table-cell>
          <table:table-cell/>
          <table:covered-table-cell table:number-columns-repeated="8"/>
          <table:table-cell table:number-columns-repeated="1010"/>
        </table:table-row>
        <table:table-row table:style-name="ro4">
          <table:table-cell table:style-name="ce2" office:value-type="string">
            <text:p>Assembleur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ce12" office:value-type="string">
            <text:p>objet</text:p>
          </table:table-cell>
          <table:table-cell table:style-name="ce14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2"/>
          <table:table-cell office:value-type="float" office:value="25">
            <text:p>25</text:p>
          </table:table-cell>
          <table:table-cell table:number-columns-repeated="1009"/>
        </table:table-row>
        <table:table-row table:style-name="ro5">
          <table:table-cell table:style-name="ce2" office:value-type="string">
            <text:p>Awk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ce12" office:value-type="string">
            <text:p>objet AND NOT haut niveau</text:p>
          </table:table-cell>
          <table:table-cell table:style-name="ce14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2"/>
          <table:table-cell office:value-type="float" office:value="15">
            <text:p>15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Bytecode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ce13" office:value-type="string">
            <text:p>objet AND haut niveau</text:p>
          </table:table-cell>
          <table:table-cell table:style-name="ce15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2"/>
          <table:table-cell office:value-type="float" office:value="10">
            <text:p>10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C++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2" office:value-type="string">
            <text:p>haut niveau AND NOT objet</text:p>
          </table:table-cell>
          <table:table-cell table:style-name="ce12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2"/>
          <table:table-cell office:value-type="float" office:value="7">
            <text:p>7</text:p>
          </table:table-cell>
          <table:table-cell table:number-columns-repeated="1009"/>
        </table:table-row>
        <table:table-row table:style-name="ro5">
          <table:table-cell table:style-name="ce2" office:value-type="string">
            <text:p>C++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2" office:value-type="string">
            <text:p>haut niveau</text:p>
          </table:table-cell>
          <table:table-cell table:style-name="ce14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2"/>
          <table:table-cell office:value-type="float" office:value="17">
            <text:p>17</text:p>
          </table:table-cell>
          <table:table-cell table:number-columns-repeated="1009"/>
        </table:table-row>
        <table:table-row table:style-name="ro6">
          <table:table-cell table:style-name="ce2" office:value-type="string">
            <text:p>C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ce12" office:value-type="string">
            <text:p>NOT objet AND NOT haut niveau</text:p>
          </table:table-cell>
          <table:table-cell table:style-name="ce14" office:value-type="string" table:number-columns-spanned="7" table:number-rows-spanned="1">
            <text:p>Algol, APL, Assembleur, Awk, ByteCode, C, CHIP-8, COBOL, CIL, CSP, Erlang, Forth, Fortran, GO, Microsoft Macro Assembleur, MMIX, MOLOG, Null, Numericel Recipes, OpenCl, Panoramic, PL_I, Processing, R, StreamEditor, Urbi, Virtual_reality, VisSim, VBA, Visual-T-Sharp, XL</text:p>
          </table:table-cell>
          <table:covered-table-cell table:number-columns-repeated="6" table:style-name="ce12"/>
          <table:table-cell office:value-type="float" office:value="31">
            <text:p>31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HIP-8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OBO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offeeScript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I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S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arkBASI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rla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F#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h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ran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o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Hollywoo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ava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ngo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inotte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saac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g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croMonde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crosoft Macro Assemble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va Scrip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MIX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dula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LO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L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merical Recipes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ive-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-PL/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oc (langage)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penC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anoramic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arrot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erl_6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ar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rogram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rocessi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ython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ational_Modeling_Languag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ealBasi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ub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imul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malltalk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treamEdito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K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rb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rtual_reality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Sim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BA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ual-T-shar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4"/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8:00:39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16S</meta:editing-duration>
    <meta:editing-cycles>14</meta:editing-cycles>
    <meta:generator>LibreOffice/4.0.4.2$Windows_x86 LibreOffice_project/9e9821abd0ffdbc09cd8c52eaa574fa09eb08f2</meta:generator>
    <dc:date>2014-03-20T09:47:50.56</dc:date>
    <meta:document-statistic meta:table-count="3" meta:cell-count="339" meta:object-count="0"/>
    <meta:user-defined meta:name="Info 1"/>
    <meta:user-defined meta:name="Info 2"/>
    <meta:user-defined meta:name="Info 3"/>
    <meta:user-defined meta:name="Info 4"/>
  </office:meta>
</office:document-meta>
</file>